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5mm"/>
    </style:style>
    <style:style style:name="co2" style:family="table-column">
      <style:table-column-properties fo:break-before="auto" style:column-width="29.35mm"/>
    </style:style>
    <style:style style:name="co3" style:family="table-column">
      <style:table-column-properties fo:break-before="auto" style:column-width="27.69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85.76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42.9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Kos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3" table:formula="of:=[.D2]*[.C2]*[.B2]" office:value-type="currency" office:currency="EUR" office:value="918" calcext:value-type="currency">
            <text:p>918,00 €</text:p>
          </table:table-cell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Infrastruktur</text:p>
          </table:table-cell>
          <table:table-cell table:style-name="ce1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" office:value-type="currency" office:currency="EUR" office:value="70" calcext:value-type="currency">
            <text:p>70,00 €</text:p>
          </table:table-cell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" office:value-type="currency" office:currency="EUR" office:value="42.5" calcext:value-type="currency">
            <text:p>42,50 €</text:p>
          </table:table-cell>
        </table:table-row>
        <table:table-row table:style-name="ro1">
          <table:table-cell office:value-type="string" calcext:value-type="string">
            <text:p>Unterlagen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55" calcext:value-type="currency">
            <text:p>6,55 €</text:p>
          </table:table-cell>
          <table:table-cell table:formula="of:=[.D10]*[.C10]*[.B10]" office:value-type="currency" office:currency="EUR" office:value="124.45" calcext:value-type="currency">
            <text:p>124,45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rauzutaten</text:p>
          </table:table-cell>
          <table:table-cell table:style-name="ce1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[.C18]*[.B18]" office:value-type="currency" office:currency="EUR" office:value="7" calcext:value-type="currency">
            <text:p>7,00 €</text:p>
          </table:table-cell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D20]*[.C20]*[.B20]" office:value-type="currency" office:currency="EUR" office:value="8" calcext:value-type="currency">
            <text:p>8,0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D23]*ROUNDUP([.C23]*[.B23])" office:value-type="currency" office:currency="EUR" office:value="41.94" calcext:value-type="currency">
            <text:p>41,94 €</text:p>
          </table:table-cell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66" calcext:value-type="currency">
            <text:p>3,66 €</text:p>
          </table:table-cell>
          <table:table-cell table:formula="of:=[.D24]*ROUNDUP([.C24]*[.B24])" office:value-type="currency" office:currency="EUR" office:value="10.98" calcext:value-type="currency">
            <text:p>10,98 €</text:p>
          </table:table-cell>
        </table:table-row>
        <table:table-row table:style-name="ro1">
          <table:table-cell office:value-type="string" calcext:value-type="string">
            <text:p>Brezen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3" calcext:value-type="currency">
            <text:p>0,63 €</text:p>
          </table:table-cell>
          <table:table-cell table:formula="of:=[.D25]*ROUNDUP([.C25]*[.B25])" office:value-type="currency" office:currency="EUR" office:value="11.97" calcext:value-type="currency">
            <text:p>11,97 €</text:p>
          </table:table-cell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D26]*[.C26]*[.B26]" office:value-type="currency" office:currency="EUR" office:value="1.56" calcext:value-type="currency">
            <text:p>1,56 €</text:p>
          </table:table-cell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7]*[.C27]*[.B27]" office:value-type="currency" office:currency="EUR" office:value="4.47" calcext:value-type="currency">
            <text:p>4,47 €</text:p>
          </table:table-cell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Default" table:formula="of:=2*8+10"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,90 €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3" table:formula="of:=[.E2]-SUM([.E8:.E30])" office:value-type="currency" office:currency="EUR" office:value="527.6876" calcext:value-type="currency">
            <text:p>527,69 €</text:p>
          </table:table-cell>
        </table:table-row>
      </table:table>
      <table:table table:name="Braugeräte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opf 15L (Topf d=30cm h=20cm, Topf d=28cm, h=25cm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toppuhr 2h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raktome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Kosten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Kosten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</text:p>
          </table:table-cell>
        </table:table-row>
        <table:table-row table:style-name="ro1">
          <table:table-cell/>
          <table:table-cell office:value-type="string" calcext:value-type="string">
            <text:p>Kartoffelsalat</text:p>
          </table:table-cell>
        </table:table-row>
        <table:table-row table:style-name="ro1">
          <table:table-cell/>
          <table:table-cell office:value-type="string" calcext:value-type="string">
            <text:p>Angemachter Käse</text:p>
          </table:table-cell>
        </table:table-row>
        <table:table-row table:style-name="ro1">
          <table:table-cell/>
          <table:table-cell office:value-type="string" calcext:value-type="string">
            <text:p>Brot</text:p>
          </table:table-cell>
        </table:table-row>
        <table:table-row table:style-name="ro1">
          <table:table-cell/>
          <table:table-cell office:value-type="string" calcext:value-type="string">
            <text:p>Bier </text:p>
          </table:table-cell>
        </table:table-row>
        <table:table-row table:style-name="ro1">
          <table:table-cell/>
          <table:table-cell office:value-type="string" calcext:value-type="string">
            <text:p>Senf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</text:p>
          </table:table-cell>
        </table:table-row>
        <table:table-row table:style-name="ro1">
          <table:table-cell/>
          <table:table-cell office:value-type="string" calcext:value-type="string">
            <text:p>Hefe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1">
          <table:table-cell table:formula="of:=[Kosten.B2]" office:value-type="float" office:value="17" calcext:value-type="float">
            <text:p>17</text:p>
          </table:table-cell>
          <table:table-cell office:value-type="string" calcext:value-type="string">
            <text:p>Fläschchen für Hefe</text:p>
          </table:table-cell>
        </table:table-row>
      </table:table>
      <table:table table:name="Vorbereitung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.00.0000</text:date>, <text:time style:data-style-name="N2" text:time-value="12:42:32.39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8-11-06T13:19:17.282000000</dc:date>
    <meta:editing-duration>PT1H39M36S</meta:editing-duration>
    <meta:editing-cycles>30</meta:editing-cycles>
    <meta:generator>LibreOffice/5.2.3.3$Windows_x86 LibreOffice_project/d54a8868f08a7b39642414cf2c8ef2f228f780cf</meta:generator>
    <meta:document-statistic meta:table-count="3" meta:cell-count="202" meta:object-count="0"/>
  </office:meta>
</office:document-meta>
</file>